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style:vertical-align="middle"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c9aa2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6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8"><text:placeholder text:placeholder-type="text">&lt;partner[11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1"><text:placeholder text:placeholder-type="text">&lt;partner[3]&gt;</text:placeholder>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1"><text:placeholder text:placeholder-type="text">&lt;"%3.2f" % partner[4] or 0.0&gt;</text:placeholder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1"><text:placeholder text:placeholder-type="text">&lt;partner[5]&gt;</text:placeholder>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1"><text:placeholder text:placeholder-type="text">&lt;partner[6]&gt;</text:placeholder>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5:02:13.814673800</dc:date>
    <meta:editing-duration>P1DT22H12M9S</meta:editing-duration>
    <meta:editing-cycles>339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5" meta:character-count="438" meta:non-whitespace-character-count="410"/>
    <meta:user-defined meta:name="Info 1"/>
    <meta:user-defined meta:name="Info 2"/>
    <meta:user-defined meta:name="Info 3"/>
    <meta:user-defined meta:name="Info 4"/>
  </office:meta>
</office:document-meta>
</file>